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toolpanel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toolpanel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toolpanel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toolpanel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toolpanel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toolpanel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style:font-name="Times New Roman1" style:font-name-asian="Times New Roman1" style:font-name-complex="Times New Roman1"/>
    </style:style>
    <style:style style:name="T2" style:family="text">
      <style:text-properties fo:font-size="18pt" style:font-size-asian="18pt" style:font-size-complex="18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mework 1</text:p>
      <text:p text:style-name="Standard"/>
      <text:p text:style-name="P1">Nic Hollingum – 308193415</text:p>
      <text:p text:style-name="Standard"/>
      <text:p text:style-name="Standard">1</text:p>
      <text:p text:style-name="Standard">To recompose an unrestricted problem into standard from is a multi-stage process. <text:s/>First we restrict the variables to values above 0 variables:</text:p>
      <text:p text:style-name="Standard">Each variable in x we re-write as the difference of two variables<draw:frame draw:style-name="fr1" draw:name="Object1" text:anchor-type="as-char" svg:width="2.118cm" svg:height="0.529cm" draw:z-index="0"><draw:object xlink:href="./Object 1" xlink:type="simple" xlink:show="embed" xlink:actuate="onLoad"/><draw:image xlink:href="./ObjectReplacements/Object 1" xlink:type="simple" xlink:show="embed" xlink:actuate="onLoad"/></draw:frame>so that it can take arbitrary real values even if we restrict<draw:frame draw:style-name="fr1" draw:name="Object2" text:anchor-type="as-char" svg:width="1.132cm" svg:height="0.529cm" draw:z-index="1"><draw:object xlink:href="./Object 2" xlink:type="simple" xlink:show="embed" xlink:actuate="onLoad"/><draw:image xlink:href="./ObjectReplacements/Object 2" xlink:type="simple" xlink:show="embed" xlink:actuate="onLoad"/></draw:frame>to positive values. <text:s/>This forces us to rewrite constraints involving it such that<draw:frame draw:style-name="fr1" draw:name="Object3" text:anchor-type="as-char" svg:width="10.938cm" svg:height="0.529cm" draw:z-index="2"><draw:object xlink:href="./Object 3" xlink:type="simple" xlink:show="embed" xlink:actuate="onLoad"/><draw:image xlink:href="./ObjectReplacements/Object 3" xlink:type="simple" xlink:show="embed" xlink:actuate="onLoad"/></draw:frame>. <text:s/>Similar work is done for c. <text:s/>Now we have modified <text:s/>A, c and x from the original problem, currently it is stated:<draw:frame draw:style-name="fr1" draw:name="Object4" text:anchor-type="as-char" svg:width="5.306cm" svg:height="0.48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Next each inequality in the constraints must be converted to an equality, by adding 'slack' variables. <text:s/>For some inequality<draw:frame draw:style-name="fr1" draw:name="Object5" text:anchor-type="as-char" svg:width="5.031cm" svg:height="0.529cm" draw:z-index="4"><draw:object xlink:href="./Object 5" xlink:type="simple" xlink:show="embed" xlink:actuate="onLoad"/><draw:image xlink:href="./ObjectReplacements/Object 5" xlink:type="simple" xlink:show="embed" xlink:actuate="onLoad"/></draw:frame>we note that it could be equal to b if there were another variable <draw:frame draw:style-name="fr1" draw:name="Object6" text:anchor-type="as-char" svg:width="0.556cm" svg:height="0.529cm" draw:z-index="5"><draw:object xlink:href="./Object 6" xlink:type="simple" xlink:show="embed" xlink:actuate="onLoad"/><draw:image xlink:href="./ObjectReplacements/Object 6" xlink:type="simple" xlink:show="embed" xlink:actuate="onLoad"/></draw:frame>which was the difference between b and the linear combination of variables. <text:s/>Since all variables sum greater or equal to b, we know the slack variable must also be positive and must be subtracted from the final sum, therefore <draw:frame draw:style-name="fr1" draw:name="Object7" text:anchor-type="as-char" svg:width="1.457cm" svg:height="0.529cm" draw:z-index="6"><draw:object xlink:href="./Object 7" xlink:type="simple" xlink:show="embed" xlink:actuate="onLoad"/><draw:image xlink:href="./ObjectReplacements/Object 7" xlink:type="simple" xlink:show="embed" xlink:actuate="onLoad"/></draw:frame>. <text:s/>The vector c should prevent the values of these slack variables from affecting the outcome, therefore each cost coefficient of c relating to a slack variable should be 0. <text:s/>Now we have modified A', c' and x' from the second problem, to form:<draw:frame draw:style-name="fr1" draw:name="Object8" text:anchor-type="as-char" svg:width="6.175cm" svg:height="0.483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Standard"/>
      <text:p text:style-name="Standard">David Galvin – University of Notre Dame, “Converting LP to standard form” <text:a xlink:type="simple" xlink:href="http://www.nd.edu/~dgalvin1/30210/30210_F07/presentations/converting.pdf">http://www.nd.edu/~dgalvin1/30210/30210_F07/presentations/converting.pdf</text:a> (Accessed: 2011-03-16, 17:21) 2010-02-03</text:p>
      <text:p text:style-name="Standard"/>
      <text:p text:style-name="Standard">2</text:p>
      <text:p text:style-name="Standard">Dual 1: <draw:frame draw:style-name="fr2" draw:name="Object9" text:anchor-type="as-char" svg:y="-0.415cm" svg:width="4.501cm" svg:height="0.543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Dual 2: <draw:frame draw:style-name="fr3" draw:name="Object10" text:anchor-type="as-char" svg:width="6.466cm" svg:height="0.543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Standard"/>
      <text:p text:style-name="Standard">3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Table_20_Contents">Dual → Primal <text:span text:style-name="T1">↓</text:span></text:p>
          </table:table-cell>
          <table:table-cell table:style-name="Table1.A1" office:value-type="string">
            <text:p text:style-name="Table_20_Contents">Feasible bounded</text:p>
          </table:table-cell>
          <table:table-cell table:style-name="Table1.A1" office:value-type="string">
            <text:p text:style-name="Table_20_Contents">Feasible unbounded</text:p>
          </table:table-cell>
          <table:table-cell table:style-name="Table1.D1" office:value-type="string">
            <text:p text:style-name="Table_20_Contents">infeasible</text:p>
          </table:table-cell>
        </table:table-row>
        <table:table-row>
          <table:table-cell table:style-name="Table1.A2" office:value-type="string">
            <text:p text:style-name="Table_20_Contents">Feasible bounded</text:p>
          </table:table-cell>
          <table:table-cell table:style-name="Table1.A2" office:value-type="string">
            <text:p text:style-name="Table_20_Contents">Yes (trivial)</text:p>
          </table:table-cell>
          <table:table-cell table:style-name="Table1.A2" office:value-type="string">
            <text:p text:style-name="Table_20_Contents">No (see primal infeasible, dual unbounded)</text:p>
          </table:table-cell>
          <table:table-cell table:style-name="Table1.D2" office:value-type="string">
            <text:p text:style-name="Table_20_Contents">No (strong duality)</text:p>
          </table:table-cell>
        </table:table-row>
        <table:table-row>
          <table:table-cell table:style-name="Table1.A2" office:value-type="string">
            <text:p text:style-name="Table_20_Contents">Feasible unbounded</text:p>
          </table:table-cell>
          <table:table-cell table:style-name="Table1.A2" office:value-type="string">
            <text:p text:style-name="Table_20_Contents">No(see primal unbounded, dual infeasible)</text:p>
          </table:table-cell>
          <table:table-cell table:style-name="Table1.A2" office:value-type="string">
            <text:p text:style-name="Table_20_Contents">No(see primal unbounded, dual infeasible)</text:p>
          </table:table-cell>
          <table:table-cell table:style-name="Table1.D2" office:value-type="string">
            <text:p text:style-name="Table_20_Contents">Yes(if the primal is unbounded, the dual is infeasible)</text:p>
          </table:table-cell>
        </table:table-row>
        <table:table-row>
          <table:table-cell table:style-name="Table1.A2" office:value-type="string">
            <text:p text:style-name="Table_20_Contents">infeasible</text:p>
          </table:table-cell>
          <table:table-cell table:style-name="Table1.A2" office:value-type="string">
            <text:p text:style-name="Table_20_Contents">No (strong duality)</text:p>
          </table:table-cell>
          <table:table-cell table:style-name="Table1.A2" office:value-type="string">
            <text:p text:style-name="Table_20_Contents">Yes (there exists no lower bound on the upper bound of the estimation, hence no solution)</text:p>
          </table:table-cell>
          <table:table-cell table:style-name="Table1.D2" office:value-type="string">
            <text:p text:style-name="Table_20_Contents">Yes (Farkas' lemma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 Hollingum</meta:initial-creator>
    <meta:creation-date>2011-03-16T17:05:59.97</meta:creation-date>
    <dc:date>2011-03-23T23:24:06.56</dc:date>
    <dc:creator>Nic Hollingum</dc:creator>
    <meta:editing-duration>PT5H41M37S</meta:editing-duration>
    <meta:editing-cycles>4</meta:editing-cycles>
    <meta:generator>OpenOffice.org/3.3$Win32 OpenOffice.org_project/330m20$Build-9567</meta:generator>
    <meta:document-statistic meta:table-count="1" meta:image-count="0" meta:object-count="10" meta:page-count="1" meta:paragraph-count="27" meta:word-count="295" meta:character-count="1816"/>
  </office:meta>
</office:document-meta>
</file>

<file path=Object 1/content.xml><?xml version="1.0" encoding="utf-8"?>
<math xmlns="http://www.w3.org/1998/Math/MathML">
  <semantics>
    <mrow>
      <msub>
        <mi>x</mi>
        <mi>i</mi>
      </msub>
      <mo stretchy="false">=</mo>
      <mrow>
        <msub>
          <mi>x</mi>
          <mi mathvariant="italic">ia</mi>
        </msub>
        <mo stretchy="false">−</mo>
        <msub>
          <mi>x</mi>
          <mi mathvariant="italic">ib</mi>
        </msub>
      </mrow>
    </mrow>
    <annotation encoding="StarMath 5.0">x_i = x_ia - x_ib</annotation>
  </semantics>
</math>
</file>

<file path=Object 10/content.xml><?xml version="1.0" encoding="utf-8"?>
<math xmlns="http://www.w3.org/1998/Math/MathML">
  <semantics>
    <mrow>
      <mi mathvariant="italic">max</mi>
      <mo stretchy="false">{</mo>
      <mi mathvariant="italic">b.y</mi>
      <mi>'</mi>
      <mi>'</mi>
      <mo stretchy="false">}</mo>
      <mi mathvariant="normal">:</mi>
      <msup>
        <mi>A</mi>
        <mi>t</mi>
      </msup>
      <mi>'</mi>
      <mi>'</mi>
      <mi>y</mi>
      <mi>'</mi>
      <mrow>
        <mi>'</mi>
        <mo stretchy="false">≤</mo>
        <mi>c</mi>
      </mrow>
      <mi>'</mi>
      <mi>'</mi>
      <mo stretchy="false">∧</mo>
      <mi>y</mi>
      <mi>'</mi>
      <mi>'</mi>
      <mi mathvariant="italic">free</mi>
    </mrow>
    <annotation encoding="StarMath 5.0">max\{b.y''\}:A^t'' y'' &lt;= c'' %and y'' free</annotation>
  </semantics>
</math>
</file>

<file path=Object 2/content.xml><?xml version="1.0" encoding="utf-8"?>
<math xmlns="http://www.w3.org/1998/Math/MathML">
  <semantics>
    <mrow>
      <msub>
        <mi>x</mi>
        <mi mathvariant="italic">ia</mi>
      </msub>
      <msub>
        <mi>x</mi>
        <mi mathvariant="italic">ib</mi>
      </msub>
    </mrow>
    <annotation encoding="StarMath 5.0">x_ia x_ib</annotation>
  </semantics>
</math>
</file>

<file path=Object 3/content.xml><?xml version="1.0" encoding="utf-8"?>
<math xmlns="http://www.w3.org/1998/Math/MathML">
  <semantics>
    <mrow>
      <msub>
        <mi>A</mi>
        <mrow>
          <mi>j</mi>
          <mi>,</mi>
          <mn>0</mn>
        </mrow>
      </msub>
      <mrow>
        <mrow>
          <msub>
            <mi>x</mi>
            <mn>0</mn>
          </msub>
          <mo stretchy="false">+</mo>
          <mn>...</mn>
        </mrow>
        <mo stretchy="false">+</mo>
        <msub>
          <mi>A</mi>
          <mrow>
            <mi>j</mi>
            <mi>,</mi>
            <mi>i</mi>
          </mrow>
        </msub>
      </mrow>
      <mrow>
        <mrow>
          <msub>
            <mi>x</mi>
            <mi>i</mi>
          </msub>
          <mo stretchy="false">+</mo>
          <mn>...</mn>
        </mrow>
        <mo stretchy="false">≥</mo>
        <msub>
          <mi>b</mi>
          <mi>j</mi>
        </msub>
      </mrow>
      <mo stretchy="false">→</mo>
      <msub>
        <mi>A</mi>
        <mrow>
          <mi>j</mi>
          <mi>,</mi>
          <mn>0</mn>
        </mrow>
      </msub>
      <mrow>
        <mrow>
          <msub>
            <mi>x</mi>
            <mn>0</mn>
          </msub>
          <mo stretchy="false">+</mo>
          <mn>...</mn>
        </mrow>
        <mo stretchy="false">+</mo>
        <msub>
          <mi>A</mi>
          <mrow>
            <mi>j</mi>
            <mi>,</mi>
            <mi>i</mi>
          </mrow>
        </msub>
      </mrow>
      <mrow>
        <mrow>
          <mrow>
            <mo stretchy="false">(</mo>
            <mrow>
              <msub>
                <mi>x</mi>
                <mi mathvariant="italic">ia</mi>
              </msub>
              <mo stretchy="false">−</mo>
              <msub>
                <mi>x</mi>
                <mi mathvariant="italic">ib</mi>
              </msub>
            </mrow>
            <mo stretchy="false">)</mo>
          </mrow>
          <mo stretchy="false">+</mo>
          <mn>...</mn>
        </mrow>
        <mo stretchy="false">≥</mo>
        <msub>
          <mi>b</mi>
          <mi>j</mi>
        </msub>
      </mrow>
    </mrow>
    <annotation encoding="StarMath 5.0">A_{j,0}x_0 + ... + A_{j,i}x_i + ... &gt;= b_j %tendto A_{j,0}x_0 + ... + A_{j,i}(x_ia - x_ib) + ... &gt;= b_j</annotation>
  </semantics>
</math>
</file>

<file path=Object 4/content.xml><?xml version="1.0" encoding="utf-8"?>
<math xmlns="http://www.w3.org/1998/Math/MathML">
  <semantics>
    <mrow>
      <mi mathvariant="italic">min</mi>
      <mo stretchy="false">{</mo>
      <mi>c</mi>
      <mi>'</mi>
      <mi>.</mi>
      <mi>x</mi>
      <mi>'</mi>
      <mo stretchy="false">}</mo>
      <mi mathvariant="normal">:</mi>
      <mi>A</mi>
      <mi>'</mi>
      <mi>x</mi>
      <mrow>
        <mi>'</mi>
        <mo stretchy="false">≥</mo>
        <mi>b</mi>
      </mrow>
      <mo stretchy="false">∧</mo>
      <mi>x</mi>
      <mrow>
        <mi>'</mi>
        <mo stretchy="false">≥</mo>
        <mn>0</mn>
      </mrow>
    </mrow>
    <annotation encoding="StarMath 5.0">min\{c'.x'\} : A'x' &gt;= b %and x' &gt;= 0
</annotation>
  </semantics>
</math>
</file>

<file path=Object 5/content.xml><?xml version="1.0" encoding="utf-8"?>
<math xmlns="http://www.w3.org/1998/Math/MathML">
  <semantics>
    <mrow>
      <msub>
        <mi>A</mi>
        <mrow>
          <mi>j</mi>
          <mi>,</mi>
          <mi>x</mi>
        </mrow>
      </msub>
      <mrow>
        <msub>
          <mi>x</mi>
          <mi>x</mi>
        </msub>
        <mo stretchy="false">+</mo>
        <msub>
          <mi>A</mi>
          <mrow>
            <mi>j</mi>
            <mi>,</mi>
            <mi>y</mi>
          </mrow>
        </msub>
      </mrow>
      <mrow>
        <msub>
          <mi>x</mi>
          <mi>y</mi>
        </msub>
        <mo stretchy="false">+</mo>
        <msub>
          <mi>A</mi>
          <mrow>
            <mi>j</mi>
            <mi>,</mi>
            <mi>z</mi>
          </mrow>
        </msub>
      </mrow>
      <mrow>
        <msub>
          <mi>x</mi>
          <mi>z</mi>
        </msub>
        <mo stretchy="false">≥</mo>
        <msub>
          <mi>b</mi>
          <mi>j</mi>
        </msub>
      </mrow>
    </mrow>
    <annotation encoding="StarMath 5.0">A_{j,x}x_x + A_{j,y}x_y + A_{j,z}x_z &gt;=b_j</annotation>
  </semantics>
</math>
</file>

<file path=Object 6/content.xml><?xml version="1.0" encoding="utf-8"?>
<math xmlns="http://www.w3.org/1998/Math/MathML">
  <semantics>
    <msub>
      <mi>x</mi>
      <mi>s</mi>
    </msub>
    <annotation encoding="StarMath 5.0">x_s
</annotation>
  </semantics>
</math>
</file>

<file path=Object 7/content.xml><?xml version="1.0" encoding="utf-8"?>
<math xmlns="http://www.w3.org/1998/Math/MathML">
  <semantics>
    <mrow>
      <msub>
        <mi>A</mi>
        <mrow>
          <mi>j</mi>
          <mi>,</mi>
          <mi>s</mi>
        </mrow>
      </msub>
      <mo stretchy="false">≤</mo>
      <mn>0</mn>
    </mrow>
    <annotation encoding="StarMath 5.0">A_{j,s} &lt;= 0</annotation>
  </semantics>
</math>
</file>

<file path=Object 8/content.xml><?xml version="1.0" encoding="utf-8"?>
<math xmlns="http://www.w3.org/1998/Math/MathML">
  <semantics>
    <mrow>
      <mi mathvariant="italic">min</mi>
      <mo stretchy="false">{</mo>
      <mi>c</mi>
      <mi>'</mi>
      <mi>'</mi>
      <mi>.</mi>
      <mi>x</mi>
      <mi>'</mi>
      <mi>'</mi>
      <mo stretchy="false">}</mo>
      <mi mathvariant="normal">:</mi>
      <mi>A</mi>
      <mi>'</mi>
      <mi>'</mi>
      <mi>x</mi>
      <mi>'</mi>
      <mrow>
        <mi>'</mi>
        <mo stretchy="false">=</mo>
        <mi>b</mi>
      </mrow>
      <mo stretchy="false">∧</mo>
      <mi>x</mi>
      <mi>'</mi>
      <mrow>
        <mi>'</mi>
        <mo stretchy="false">≥</mo>
        <mn>0</mn>
      </mrow>
    </mrow>
    <annotation encoding="StarMath 5.0">min\{c''.x''\} : A''x'' = b %and x'' &gt;= 0
</annotation>
  </semantics>
</math>
</file>

<file path=Object 9/content.xml><?xml version="1.0" encoding="utf-8"?>
<math xmlns="http://www.w3.org/1998/Math/MathML">
  <semantics>
    <mrow>
      <mi mathvariant="italic">max</mi>
      <mo stretchy="false">{</mo>
      <mi mathvariant="italic">b.y</mi>
      <mo stretchy="false">}</mo>
      <mi mathvariant="normal">:</mi>
      <msup>
        <mi>A</mi>
        <mi>t</mi>
      </msup>
      <mrow>
        <mi>y</mi>
        <mo stretchy="false">=</mo>
        <mi>c</mi>
      </mrow>
      <mo stretchy="false">∧</mo>
      <mrow>
        <mi>y</mi>
        <mo stretchy="false">≥</mo>
        <mn>0</mn>
      </mrow>
    </mrow>
    <annotation encoding="StarMath 5.0">max\{b.y\}:A^t y = c %and y &gt;= 0</annotation>
  </semantics>
</math>
</file>